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Adobe 黑体 Std R" svg:font-family="'Adobe 黑体 Std R'" style:font-family-generic="roman" style:font-pitch="variable"/>
    <style:font-face style:name="Cambria" svg:font-family="Cambria" style:font-family-generic="roman" style:font-pitch="variable"/>
    <style:font-face style:name="Helvetica Neue Light" svg:font-family="'Helvetica Neue Light'"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dobe 黑体 Std R1" svg:font-family="'Adobe 黑体 Std R'" style:font-family-generic="system" style:font-pitch="variable"/>
    <style:font-face style:name="DejaVu Sans" svg:font-family="'DejaVu Sans'" style:font-family-generic="system" style:font-pitch="variable"/>
    <style:font-face style:name="Helvetica Neue Light1" svg:font-family="'Helvetica Neue Light'"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dobe 黑体 Std R" style:font-name-asian="Adobe 黑体 Std R1"/>
    </style:style>
    <style:style style:name="P2" style:family="paragraph" style:parent-style-name="Standard">
      <style:paragraph-properties fo:text-align="center" style:justify-single-word="false"/>
      <style:text-properties style:font-name="Adobe 黑体 Std R" fo:font-size="22pt" fo:font-weight="bold" style:font-name-asian="Adobe 黑体 Std R1" style:font-size-asian="22pt" style:font-weight-asian="bold" style:font-size-complex="18pt"/>
    </style:style>
    <style:style style:name="P3" style:family="paragraph" style:parent-style-name="Standard" style:master-page-name="Standard">
      <style:paragraph-properties fo:text-align="center" style:justify-single-word="false" style:page-number="auto"/>
      <style:text-properties style:font-name="Adobe 黑体 Std R" fo:font-size="22pt" fo:font-weight="bold" style:font-name-asian="Adobe 黑体 Std R1" style:font-size-asian="22pt" style:font-weight-asian="bold" style:font-size-complex="18pt"/>
    </style:style>
    <style:style style:name="P4" style:family="paragraph" style:parent-style-name="Standard">
      <style:paragraph-properties fo:text-align="center" style:justify-single-word="false"/>
      <style:text-properties style:font-name="Adobe 黑体 Std R" fo:font-size="18pt" style:font-name-asian="Adobe 黑体 Std R1" style:font-size-asian="18pt" style:font-size-complex="18pt"/>
    </style:style>
    <style:style style:name="P5" style:family="paragraph" style:parent-style-name="Standard">
      <style:text-properties style:font-name="Adobe 黑体 Std R" style:font-name-asian="Adobe 黑体 Std R1"/>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dobe 黑体 Std R" style:font-name-asian="Adobe 黑体 Std R1"/>
    </style:style>
    <style:style style:name="T2" style:family="text">
      <style:text-properties style:font-name="Adobe 黑体 Std R" fo:background-color="#00ffff" style:font-name-asian="Adobe 黑体 Std R1"/>
    </style:style>
    <style:style style:name="T3" style:family="text">
      <style:text-properties fo:color="#ff0000" style:font-name="Adobe 黑体 Std R" fo:font-size="16pt" style:font-name-asian="Adobe 黑体 Std R1" style:font-size-asian="16pt"/>
    </style:style>
    <style:style style:name="T4" style:family="text">
      <style:text-properties fo:color="#262626" style:font-name="Helvetica Neue Light" fo:font-size="15pt" style:letter-kerning="false" style:font-size-asian="15pt" style:font-name-complex="Helvetica Neue Light1" style:font-size-complex="15pt"/>
    </style:style>
    <style:style style:name="T5" style:family="text">
      <style:text-properties fo:color="#0000ff" style:font-name="Adobe 黑体 Std R" style:font-name-asian="Adobe 黑体 Std R1"/>
    </style:style>
    <style:style style:name="T6" style:family="text">
      <style:text-properties fo:font-size="14pt" style:font-size-asian="14pt"/>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2pt" style:language-asian="zh" style:country-asian="CN"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序</text:p>
      <text:p text:style-name="P2"/>
      <text:p text:style-name="P4">玩家 VS 反对者</text:p>
      <text:p text:style-name="P1">你所信仰的东西，能坚持多久？（你有没有想过，有一天你会怀疑自己的信仰/自己所坚信的东西？）</text:p>
      <text:p text:style-name="P1">（冬日的一天，）山姆-豪斯（Sam Houser）也从未想过，有一天他会（冒着冬日严寒）匆匆赶往国会山—去国会大厦接受政府的调查。三十四岁的山姆完成了自己的梦想：在现实中白手起家，一统江湖。而现在，他所建立起来的江湖，却有可能让他在现实中一无所有。</text:p>
      <text:p text:style-name="P1"/>
      <text:p text:style-name="P1">一个混乱好斗的英国佬，在美国纽约建立起一个帝国—这就是山姆在众人面前的玩家形象。汤姆留着蓬乱的头发、邋遢的胡子，把眼睛藏在大墨镜后，他的双手紧紧握着他那辆亮黑色保时捷的方向盘。两旁高楼林立，出租车响着喇嘛，广播播过一站又一站，踩下油门，这个世界的印象仿佛变得模糊，模糊的就像那款游戏中的一个场景（恍惚间仿若那游戏中的一个场景），那给山姆带来巨大财富又让他成为调查局座上客的游戏：侠盗猎车手（Grand Theft Auto）。</text:p>
      <text:p text:style-name="P1"/>
      <text:p text:style-name="Standard"><text:span text:style-name="T1">侠盗猎车手，简称GTA，出自山姆的游戏公司：摇滚明星（Rockstar）。GTA一直以来都是最叫座而又广受争议的电子游戏（尽管备受争议，但GTA一直以来都是最叫座的游戏之一）。光GTA4这一代就打破了“史上最赚钱娱乐产品”的吉尼斯纪录。那些风靡一时的超级英雄电影、甚至广受好评的哈利波特系列，</text:span><text:soft-page-break/><text:span text:style-name="T1">在它面前都黯然失色。GTA系列一共卖出一亿一千四百万份，销售额高达三十亿美元。这股巨大的浪潮席卷全球，使电子游戏成为娱乐行业中发展最快的产业。截止到2011年，游戏业全球销售额达到600亿美元，让电影业和唱片业相形见绌—游戏业的产值已经超过两者的总和！</text:span></text:p>
      <text:p text:style-name="P1"/>
      <text:p text:style-name="P1">GTA颠覆了一个行业，影响了整整一代人，也激怒了另外一些人，它改变了一直以来被认为是“小孩子的玩意儿”的电子游戏，把游戏业变成一种文化，一种黑色幽默，让人在其中纵情狂野。山姆说，它让玩家沉溺（陶醉于）于“自己的暴力世界”。在这个暴力世界中，玩家化身成虚幻（虚拟）城市中的一名坏蛋，做尽坏事，那虚幻的城市是如此精巧真实（逼真），像极了现实世界中的迈阿密、维加斯、纽约或是洛杉矶。<text:bookmark text:name="_GoBack"/></text:p>
      <text:p text:style-name="P1"/>
      <text:p text:style-name="P1"># 对山姆这帮疯狂的英国佬来说，GTA就像是送给自称“自由”、“梦想”的美国的一封“情书”：</text:p>
      <text:p text:style-name="P1"/>
      <text:p text:style-name="Standard"><text:span text:style-name="T1">一直以来，美国人都自诩“充满幻想和创造性”，对于山姆这帮疯狂的英国人，GTA就像（如同/有如）给美国人的一个强有力的反击，它超出了美国人所有的幻想：性与暴力、金钱与犯罪、时尚与毒品。正如GTA的天才艺术总监亚伦-加伯特（Aaron Garbut）所说，GTA的目标，就是“让玩家自我陶醉在斯科塞斯黑帮电影：我</text:span><text:span text:style-name="T3">他妈的</text:span><text:span text:style-name="T1">才是主角！”。</text:span></text:p>
      <text:p text:style-name="P1"/>
      <text:p text:style-name="Standard"><text:span text:style-name="T1">表面上看，在GTA的世界中，玩家只是扮演了黑帮老大手下的一名小弟，按部就班的去完成一连串的黑帮任务：打压敌对势力、盗窃车辆、交易毒品。但实际上，玩家在游戏中没有任何限制。GTA是一个庞大到让人流连忘返的开放世</text:span><text:soft-page-break/><text:span text:style-name="T1">界，玩家可以尽情的去探索，不用费心冲击高分，也没有什么公主让你去营救。玩家们只需（快乐的）在枪口下夺过一辆十八轮的大型拖车，好了，尽情撒野吧！把电台音量调到最大，把油门轰到底，然后驾驶着拖车把行人撞飞、把路灯撞烂：一切挡路的东西都撞到一边！玩家还可以在游戏中找妓女玩乐，甚至可以杀死警察！这就是为何GTA会如此饱受争议，人们认为它的犯罪暗示太过强烈。</text:span></text:p>
      <text:p text:style-name="P1"/>
      <text:p text:style-name="Standard"><text:span text:style-name="T1">对于山姆本人，GTA使他成了游戏行业的摇滚明星。山姆感情热烈，奋发图强（</text:span><text:span text:style-name="T4">勤奋上进</text:span><text:span text:style-name="T1">），充满创造力，被时代杂志评为世界上最有影响力的人，和奥巴马（Obama），奥普拉-温弗瑞（Oprah Winfrey）以及戈登-布朗（Gordon Brown）并列，</text:span><text:span text:style-name="T1"><office:annotation><dc:creator>lance </dc:creator><dc:date>2013-06-03T13:17:13</dc:date><text:p text:style-name="P6"><text:span text:style-name="T7">翻译的比较粗略</text:span></text:p></office:annotation></text:span><text:span text:style-name="T2">他们（实干卓著）一起被评为“当代的巴尔扎克和狄更斯“。综艺杂志称，GTA毫无疑问造成了其他任何媒体都无法比拟的轰动效应。华尔街日报更称赞山姆是”游戏时代的一个灯塔，一个神秘、完美主义（追求完美）的工作狂，极具个人魅力、名利双收的好莱坞巨匠 “</text:span><text:span text:style-name="T1">。一个评论员还把他的公司比喻成小说《蝇王》中小岛上的孩子。但是那所有勤奋的工作和漫长的岁月都是为了实现山姆那终极的愿景（愿望）/崇高的理想（但是，对山姆来说，这些赞誉如同过眼云烟，所有勤奋的工作和漫长的岁月都是为了实现他那终极的梦想）：让不被人理解的电子游戏，成为它本应该成为的样子：让游戏变成最酷的媒体。无疑，山姆做到了，但是没人能想到，山姆的游戏居然是一个关于逃犯的游戏，而这个游戏又是如此生动真实，简直和现实世界中的犯罪一模一样！也正因如此，山姆不得不在这样一个寒冷的冬日，来到华盛顿接受调查。</text:span></text:p>
      <text:p text:style-name="P1"/>
      <text:p text:style-name="Standard"><text:span text:style-name="T1">指责GTA诱唆犯罪和故意伤害的声音持续了多年，现在，政客们似乎找到了确</text:span><text:soft-page-break/><text:span text:style-name="T1">凿的证据：在新款的GTA中，居然有一个隐藏的色情小游戏！游戏中的这个场景被叫做“热辣的咖啡店“（国内游戏媒体翻译成‘热咖啡’），它的发现几乎成为行业中最大的丑闻，不啻(于)</text:span><office:annotation><dc:creator>巨 震</dc:creator><dc:date>2013-05-29T15:20:00</dc:date><text:p><text:span text:style-name="T6">不啻本身就是“不亚于”此处应该去掉“于”。类似“近乎”，不能说“近乎于”</text:span></text:p><text:p/></office:annotation><text:span text:style-name="T1">游戏业的”水门事件“。（一时间，场面混乱不不堪：）R星指责那些无聊的黑客，黑客又反过来嘲笑R星。这下政府和孩子的家长们都高兴了：趁这个机会禁止（禁掉）GTA。</text:span></text:p>
      <text:p text:style-name="P1"/>
      <text:p text:style-name="P1">现在，似乎所有人都想要知道真相。包括那些不怎么关注GTA游戏细节、对它恨之入骨的人们。他们向联邦贸易委员会（Federal Trade Commission）发起数百万美元共同诉讼，要求调查Rockstar的所谓骗局。Rockstar是否蓄意在游戏中隐藏（加入）色情游戏以谋取利益？如果是，那么Rockstar的游戏就完蛋了（恐怕就处境不妙了）。山姆的反对者，道德卫士杰克-汤普森律师警告道：“你们看着吧，我们要消灭（搞垮）Rockstar”。</text:p>
      <text:p text:style-name="P1"/>
      <text:p text:style-name="Standard"><text:span text:style-name="T1">这到底是怎么回事？答案就是：这只是新一代玩家所需要的故事情节，游戏只是满足了他们的需求。媒体理论家</text:span><text:span text:style-name="T5">马歇尔-麦克卢汉</text:span><text:span text:style-name="T1">（Marshall McLuhan）说到，人们（喜欢的，玩的）的游戏在很大程度上反映了他们的天性。很难理解，在这样和平的年代人们居然无法理解GTA。GTA只是给了那些叛逆期的青少年一个媒介，让他们表达成长过程中的那些挣扎，表达他们自己的声音。它不仅是布什时代的典型产物，也是公民自由斗士的不懈努力（公民自由的战斗宣言，公民自由的不懈抗争）。</text:span></text:p>
      <text:p text:style-name="P1"/>
      <text:p text:style-name="Standard"><text:span text:style-name="T1">The fact that it (GTA) hit during one of the most volatile chapters in the history of media was no accident. It symbolized the freedoms and fears of the strange new universe dawning on the other side of the screens. GTA seemed to split the world into players and haters. Either you played, or you didn’t. For the players, jacking a car in the </text:span><text:soft-page-break/><text:span text:style-name="T1">game was like saying, This is our ride now. This is our time behind the wheel. For the haters, it was something foreboding.</text:span></text:p>
      <text:p text:style-name="P1"/>
      <text:p text:style-name="P1">GTA在媒体最为欢腾的年代制造的巨大社会现象（轰动效应）绝非偶然。它标志着对计算机屏幕里所描绘的自由新世界的向往和恐惧。GTA好像把世界分成两种人：玩家和反对者，你要么是玩家，要么不是。对于玩家来说，在游戏中偷窃车辆仅仅就像是说，嘿，轮到我们了，游戏里的规矩我们自己制定。而对于那些反对者，这是一个不祥的预兆（一个不详的预兆涌上心头）。</text:p>
      <text:p text:style-name="P1"/>
      <text:p text:style-name="P1">当山姆坐在联邦贸易委员会官员面前时，他的脑海中浮现出那壮志难酬的岁月（浮现在他脑海中的是那壮志难酬的岁月），在发给同事的一封邮件中，他这样写道：那些光鲜照人的传统商店（沃尔玛）对我们的游戏指指点点（指手画脚），他们企图告诉我们游戏中可以出现什么、不可以出现什么，那些陈词滥调，我们不能苟同（难以苟同，不敢苟同）。对于一个成年人，游戏中的所有内容都是合理的。我们要不断努力，让我们的游戏成为主流，得到认可并受到尊重。我们一直致力于打破传统，不断突破，我们不能止步于此（我们不能在此停下，我们要勇往直前/一往无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mily-generic="swiss"/>
    <style:font-face style:name="Adobe 黑体 Std R" svg:font-family="'Adobe 黑体 Std R'" style:font-family-generic="roman" style:font-pitch="variable"/>
    <style:font-face style:name="Cambria" svg:font-family="Cambria" style:font-family-generic="roman" style:font-pitch="variable"/>
    <style:font-face style:name="Helvetica Neue Light" svg:font-family="'Helvetica Neue Light'"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dobe 黑体 Std R1" svg:font-family="'Adobe 黑体 Std R'" style:font-family-generic="system" style:font-pitch="variable"/>
    <style:font-face style:name="DejaVu Sans" svg:font-family="'DejaVu Sans'" style:font-family-generic="system" style:font-pitch="variable"/>
    <style:font-face style:name="Helvetica Neue Light1" svg:font-family="'Helvetica Neue Light'"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mbria" fo:font-size="12pt" fo:language="en" fo:country="US" style:letter-kerning="true" style:font-name-asian="WenQuanYi Zen Hei" style:font-size-asian="12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nnotation_20_text" style:display-name="annotation text" style:family="paragraph" style:parent-style-name="Standard" style:default-outline-level="">
      <style:paragraph-properties fo:text-align="start" style:justify-single-word="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10.5pt" style:font-size-asian="10.5pt" style:font-size-complex="10.5pt"/>
    </style:style>
    <style:style style:name="注释文本字符" style:family="text" style:parent-style-name="Default_20_Paragraph_20_Font"/>
    <style:style style:name="批注主题字符" style:family="text" style:parent-style-name="注释文本字符">
      <style:text-properties fo:font-weight="bold" style:font-weight-asian="bold" style:font-weight-complex="bold"/>
    </style:style>
    <style:style style:name="批注框文本字符" style:family="text" style:parent-style-name="Default_20_Paragraph_20_Font">
      <style:text-properties style:font-name="Lucida Grande" fo:font-size="9pt" style:font-size-asian="9pt" style:font-name-complex="Lucida Grande1"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1665in" style:layout-grid-ruby-height="0.05in" style:layout-grid-mode="li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巨 震</meta:initial-creator>
    <dc:creator>lance </dc:creator>
    <meta:editing-cycles>3</meta:editing-cycles>
    <meta:creation-date>2013-06-03T05:04:00</meta:creation-date>
    <dc:date>2013-06-03T13:17:20</dc:date>
    <meta:editing-duration>P0D</meta:editing-duration>
    <meta:generator>LibreOffice/3.5$Linux_X86_64 LibreOffice_project/350m1$Build-2</meta:generator>
    <meta:document-statistic meta:table-count="0" meta:image-count="0" meta:object-count="0" meta:page-count="5" meta:paragraph-count="17" meta:word-count="471" meta:character-count="3377" meta:non-whitespace-character-count="36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